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2000003841137A07D2B43FFF3.png" manifest:media-type="image/png"/>
  <manifest:file-entry manifest:full-path="Pictures/1000000100000622000003849A397600EFC2D9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in" svg:y="0.0091in" svg:width="6.9252in" svg:height="3.9693in" draw:z-index="0"><draw:image xlink:href="Pictures/1000000100000622000003849A397600EFC2D9DD.png" xlink:type="simple" xlink:show="embed" xlink:actuate="onLoad" draw:mime-type="image/png"/></draw:frame></text:p>
      <text:p text:style-name="Standard"><draw:frame draw:style-name="fr1" draw:name="Image2" text:anchor-type="char" svg:x="0in" svg:y="0.0181in" svg:width="6.9252in" svg:height="3.9693in" draw:z-index="1"><draw:image xlink:href="Pictures/1000000100000622000003841137A07D2B43FFF3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09:42:34.347150117</meta:creation-date>
    <dc:date>2023-10-02T14:55:50.263240264</dc:date>
    <meta:editing-duration>PT5H3M5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